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Noto Sans Symbols" svg:font-family="'Noto Sans Symbol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00b05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00b05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00b05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00b05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00b05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00b05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00b05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0534af"/>
    </style:style>
    <style:style style:name="T3" style:family="text">
      <style:text-properties officeooo:rsid="000534a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17600734513419932" text:style-name="L1">
        <text:list-item>
          <text:p text:style-name="P1"><text:bookmark text:name="docs-internal-guid-2d9a35b7-7fff-4990-029a-7ae311310893"/>Comprendere i concetti fondamentali relativi all’importanza di rendere sicure informazioni e dati, di assicurare protezione fisica e privacy, e di difendersi dal furto di identità. <text:span text:style-name="T2">1-10</text:span></text:p>
        </text:list-item>
      </text:list>
      <text:p text:style-name="Text_20_body"/>
      <text:list xml:id="list8229932979815266651" text:style-name="L2">
        <text:list-item>
          <text:p text:style-name="P2">Proteggere un computer, un dispositivo o una rete da malware e da accessi non autorizzati.<text:span text:style-name="T1"> </text:span><text:span text:style-name="T2">11-15</text:span></text:p>
        </text:list-item>
      </text:list>
      <text:p text:style-name="Text_20_body"/>
      <text:list xml:id="list979427514049579868" text:style-name="L3">
        <text:list-item>
          <text:p text:style-name="P3">Comprendere i tipi di reti, i tipi di connessioni e le problematiche specifiche alle reti, firewall inclusi. <text:span text:style-name="T2">16-21</text:span></text:p>
        </text:list-item>
      </text:list>
      <text:p text:style-name="Text_20_body"/>
      <text:list xml:id="list8989997688492992631" text:style-name="L4">
        <text:list-item>
          <text:p text:style-name="P4">Navigare nel World Wide Web e comunicare in modo sicuro su Internet. <text:span text:style-name="T2">22-28</text:span></text:p>
        </text:list-item>
      </text:list>
      <text:p text:style-name="Text_20_body"/>
      <text:list xml:id="list5167347190360582992" text:style-name="L5">
        <text:list-item>
          <text:p text:style-name="P5">Comprendere i problemi di sicurezza associati alle comunicazioni, inclusa la posta elettronica e la messaggistica istantanea. <text:span text:style-name="T2">29-31</text:span></text:p>
        </text:list-item>
      </text:list>
      <text:p text:style-name="Text_20_body"/>
      <text:list xml:id="list6996750658567764374" text:style-name="L6">
        <text:list-item>
          <text:p text:style-name="P6">Effettuare copie di sicurezza e ripristinare i dati in modo corretto e sicuro, ed eliminare dati e dispositivi in modo sicuro<text:span text:style-name="T1"> </text:span><text:span text:style-name="T2">32-34</text:span></text:p>
        </text:list-item>
      </text:list>
      <text:p text:style-name="Text_20_body"/>
      <text:list xml:id="list5496774269877846951" text:style-name="L7">
        <text:list-item>
          <text:p text:style-name="P7">La protezione dei mobile device: Android device manager e altro…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Noto Sans Symbols" svg:font-family="'Noto Sans Symbol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0:44:01.994141890</meta:creation-date>
    <dc:date>2019-03-06T11:59:28.687616092</dc:date>
    <meta:editing-duration>PT1H5M16S</meta:editing-duration>
    <meta:editing-cycles>1</meta:editing-cycles>
    <meta:generator>LibreOffice/5.2.7.2$Linux_X86_64 LibreOffice_project/20m0$Build-2</meta:generator>
    <meta:document-statistic meta:table-count="0" meta:image-count="0" meta:object-count="0" meta:page-count="1" meta:paragraph-count="7" meta:word-count="129" meta:character-count="802" meta:non-whitespace-character-count="687"/>
  </office:meta>
</office:document-meta>
</file>